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68cm" style:type="center"/>
          <style:tab-stop style:position="17.357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1"/>
    <style:style style:name="P5" style:family="paragraph" style:parent-style-name="Heading_20_1">
      <style:text-properties fo:language="nb" fo:country="NO"/>
    </style:style>
    <style:style style:name="P6" style:family="paragraph" style:parent-style-name="Heading_20_1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fo:font-size="7pt" style:font-size-asian="7pt" style:font-size-complex="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103129104" text:id="ct103129104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103128584" text:id="ct10312858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4328880" text:id="ct25432888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54328984" text:id="ct254328984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54329088" text:id="ct25432908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54329192" text:id="ct254329192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54329296" text:id="ct254329296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54562360" text:id="ct254562360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54562464" text:id="ct254562464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54562568" text:id="ct25456256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4562672" text:id="ct254562672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54562776" text:id="ct25456277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4562880" text:id="ct254562880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54562984" text:id="ct25456298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54562152" text:id="ct254562152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54563296" text:id="ct25456329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4563400" text:id="ct254563400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54563504" text:id="ct25456350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4563608" text:id="ct254563608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54563712" text:id="ct254563712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54563088" text:id="ct254563088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54564024" text:id="ct254564024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54564128" text:id="ct254564128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54564232" text:id="ct254564232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54564336" text:id="ct254564336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54564440" text:id="ct254564440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54563816" text:id="ct254563816">
          <text:insertion>
            <office:change-info>
              <dc:creator>Unknown Author</dc:creator>
              <dc:date>2014-03-18T15:16:00</dc:date>
            </office:change-info>
          </text:insertion>
        </text:changed-region>
        <text:changed-region xml:id="ct254564752" text:id="ct254564752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change-start text:change-id="ct103129104"/>l['cvheading']<text:change-end text:change-id="ct10312910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13</dc:date><text:p text:style-name="P7"><text:span text:style-name="T4">do title</text:span></text:p><text:p text:style-name="P7"><text:span text:style-name="T4">from document(content=img, format='jpg', size=imgsizecm, sizeUnit='cm')</text:span></text:p></office:annotation></text:h>
          </table:table-cell>
          <table:table-cell table:style-name="Table1.B1" office:value-type="string">
            <text:h text:style-name="Heading_20_2" text:outline-level="2"><text:change-start text:change-id="ct103128584"/>p.name<text:change-end text:change-id="ct103128584"/> </text:h>
            <text:p text:style-name="P2"><text:change-start text:change-id="ct254328880"/>c.title<text:change-end text:change-id="ct254328880"/></text:p>
            <text:p text:style-name="P2"><office:annotation><dc:creator>Unknown Author</dc:creator><dc:date>2014-02-04T14:56:10.13</dc:date><text:p text:style-name="P7"><text:span text:style-name="T5">do text</text:span></text:p><text:p text:style-name="P7"><text:span text:style-name="T5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3"><text:change-start text:change-id="ct254328984"/>l['profile']<text:change-end text:change-id="ct254328984"/></text:p>
            <text:p text:style-name="P2"><office:annotation><dc:creator>Unknown Author</dc:creator><dc:date>2012-08-07T11:43:32.14</dc:date><text:p text:style-name="P7"><text:span text:style-name="T5">do text</text:span></text:p><text:p text:style-name="P7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54329088"/><office:annotation><dc:creator>Unknown Author</dc:creator><dc:date>2012-08-06T14:48:57.15</dc:date><text:p text:style-name="P7"><text:span text:style-name="T5">do row for te in t</text:span></text:p></office:annotation><text:change-end text:change-id="ct254329088"/></text:h>
          </table:table-cell>
          <table:table-cell table:style-name="Table1.B1" office:value-type="string">
            <text:p text:style-name="P3"><text:change-start text:change-id="ct254329192"/>te.title<text:change-end text:change-id="ct254329192"/></text:p>
            <text:p text:style-name="P2"><office:annotation><dc:creator>Unknown Author</dc:creator><dc:date>2013-06-20T15:13:17.15</dc:date><text:p text:style-name="P7"><text:span text:style-name="T5">do text</text:span></text:p><text:p text:style-name="P7"><text:span text:style-name="T5">from xhtml(te.data)</text:span></text:p></office:annotation>Placeholder for competencetext</text:p>
          </table:table-cell>
        </table:table-row>
      </table:table>
      <text:p text:style-name="Text_20_body"/>
      <text:h text:style-name="P6" text:outline-level="1"><office:annotation><dc:creator>Unknown Author</dc:creator><dc:date>2013-05-31T14:37:23.16</dc:date><text:p text:style-name="P7"><text:span text:style-name="T5">do title if e</text:span></text:p></office:annotation><text:change-start text:change-id="ct254329296"/>l['experience']<text:change-end text:change-id="ct254329296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17</dc:date><text:p text:style-name="P7"><text:span text:style-name="T5">do section for ex in e</text:span></text:p></office:annotation><text:change-start text:change-id="ct254562360"/>ex.title<text:change-end text:change-id="ct254562360"/></text:h>
        <text:p text:style-name="Standard"><text:change-start text:change-id="ct254562464"/><text:span text:style-name="T2">l['period']</text:span><text:change-end text:change-id="ct254562464"/><text:span text:style-name="T2">:</text:span> <text:change-start text:change-id="ct254562568"/>ex.from_year<text:change-end text:change-id="ct254562568"/></text:p>
        <text:p text:style-name="Standard"><text:change-start text:change-id="ct254562672"/><text:span text:style-name="T2">l['client']</text:span><text:change-end text:change-id="ct254562672"/><text:span text:style-name="T2">:</text:span> <text:change-start text:change-id="ct254562776"/>ex.company<text:change-end text:change-id="ct254562776"/></text:p>
        <text:p text:style-name="Standard"><office:annotation><dc:creator>Unknown Author</dc:creator><dc:date>2012-08-20T11:04:03.17</dc:date><text:p text:style-name="P7"><text:span text:style-name="T5">do text </text:span></text:p><text:p text:style-name="P7"><text:span text:style-name="T5">from xhtml(ex.description)</text:span></text:p></office:annotation>placeholder for description</text:p>
        <text:p text:style-name="Standard"><text:span text:style-name="T2"><office:annotation><dc:creator>Unknown Author</dc:creator><dc:date>2014-01-14T13:05:43.18</dc:date><text:p text:style-name="P7"><text:span text:style-name="T5">do text if ex.techs</text:span></text:p></office:annotation></text:span><text:change-start text:change-id="ct254562880"/><text:span text:style-name="T2">l['techs']</text:span><text:change-end text:change-id="ct254562880"/><text:span text:style-name="T2">: </text:span><text:change-start text:change-id="ct254562984"/><text:span text:style-name="T3">ex.techs</text:span><text:change-end text:change-id="ct254562984"/></text:p>
        <text:p text:style-name="Text_20_body"/>
      </text:section>
      <text:p text:style-name="P2"/>
      <text:h text:style-name="Heading_20_1" text:outline-level="1"><office:annotation><dc:creator>Unknown Author</dc:creator><dc:date>2013-05-31T14:35:15.18</dc:date><text:p text:style-name="P7"><text:span text:style-name="T5">do title if w</text:span></text:p></office:annotation><text:change-start text:change-id="ct254562152"/>l['workplace']<text:change-end text:change-id="ct254562152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19</dc:date><text:p text:style-name="P7"><text:span text:style-name="T5">do section for wp in w</text:span></text:p></office:annotation><text:change-start text:change-id="ct254563296"/>wp.title<text:change-end text:change-id="ct254563296"/></text:h>
        <text:p text:style-name="Text_20_body"><text:span text:style-name="T2"><office:annotation><dc:creator>Unknown Author</dc:creator><dc:date>2014-01-14T13:10:22.19</dc:date><text:p text:style-name="P7"><text:span text:style-name="T5">do text if wp.from_year</text:span></text:p></office:annotation></text:span><text:change-start text:change-id="ct254563400"/><text:span text:style-name="T2">l['period']</text:span><text:change-end text:change-id="ct254563400"/><text:span text:style-name="T2">:</text:span> <text:change-start text:change-id="ct254563504"/>wp.from_year<text:change-end text:change-id="ct254563504"/></text:p>
        <text:p text:style-name="Text_20_body"><text:change-start text:change-id="ct254563608"/><text:span text:style-name="T2">l['workplace2']</text:span><text:change-end text:change-id="ct254563608"/><text:span text:style-name="T2">:</text:span> <text:change-start text:change-id="ct254563712"/>wp.company<text:change-end text:change-id="ct254563712"/></text:p>
        <text:p text:style-name="Text_20_body"><office:annotation><dc:creator>Unknown Author</dc:creator><dc:date>2013-03-06T11:47:20.20</dc:date><text:p text:style-name="P7"><text:span text:style-name="T5">do text </text:span></text:p><text:p text:style-name="P7"><text:span text:style-name="T5">from xhtml(wp.description)</text:span></text:p></office:annotation>placeholder for desc</text:p>
      </text:section>
      <text:p text:style-name="P2"/>
      <text:h text:style-name="Heading_20_1" text:outline-level="1"><office:annotation><dc:creator>Unknown Author</dc:creator><dc:date>2013-05-31T14:37:12.20</dc:date><text:p text:style-name="P7"><text:span text:style-name="T5">do title if d</text:span></text:p></office:annotation><text:change-start text:change-id="ct254563088"/>l['education']<text:change-end text:change-id="ct254563088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21</dc:date><text:p text:style-name="P7"><text:span text:style-name="T5">do section for du in d</text:span></text:p></office:annotation><text:change-start text:change-id="ct254564024"/>du.title<text:change-end text:change-id="ct254564024"/></text:h>
        <text:p text:style-name="Text_20_body"><text:span text:style-name="T2"><office:annotation><dc:creator>Unknown Author</dc:creator><dc:date>2014-01-14T13:09:42.21</dc:date><text:p text:style-name="P7"><text:span text:style-name="T5">do text if du.from_year</text:span></text:p></office:annotation></text:span><text:change-start text:change-id="ct254564128"/><text:span text:style-name="T2">l['period']</text:span><text:change-end text:change-id="ct254564128"/><text:span text:style-name="T2">:</text:span> <text:change-start text:change-id="ct254564232"/>du.from_year<text:change-end text:change-id="ct254564232"/></text:p>
        <text:p text:style-name="Text_20_body"><text:change-start text:change-id="ct254564336"/><text:span text:style-name="T2">l['school']</text:span><text:change-end text:change-id="ct254564336"/><text:span text:style-name="T2">:</text:span> <text:change-start text:change-id="ct254564440"/>du.school<text:change-end text:change-id="ct254564440"/></text:p>
        <text:p text:style-name="Text_20_body"><office:annotation><dc:creator>Unknown Author</dc:creator><dc:date>2013-03-06T11:47:20.22</dc:date><text:p text:style-name="P7"><text:span text:style-name="T5">do text </text:span></text:p><text:p text:style-name="P7"><text:span text:style-name="T5">from xhtml(du.description)</text:span></text:p></office:annotation>placeholder for desc</text:p>
      </text:section>
      <text:p text:style-name="P2"/>
      <text:h text:style-name="Heading_20_1" text:outline-level="1"><office:annotation><dc:creator>Unknown Author</dc:creator><dc:date>2014-03-18T15:49:53.22</dc:date><text:p text:style-name="P7"><text:span text:style-name="T5">do title if o</text:span></text:p></office:annotation><text:change-start text:change-id="ct254563816"/>l['other']<text:change-end text:change-id="ct254563816"/></text:h>
      <text:section text:style-name="Sect1" text:name="Other">
        <text:h text:style-name="Heading_20_3" text:outline-level="3"><office:annotation><dc:creator>Unknown Author</dc:creator><dc:date>2013-06-18T16:23:06.23</dc:date><text:p text:style-name="P7"><text:span text:style-name="T5">do section for ot in o</text:span></text:p></office:annotation><text:change-start text:change-id="ct254564752"/>ot.title<text:change-end text:change-id="ct254564752"/></text:h>
        <text:p text:style-name="P2"><office:annotation><dc:creator>Unknown Author</dc:creator><dc:date>2013-06-18T16:28:50.23</dc:date><text:p text:style-name="P7"><text:span text:style-name="T5">do text </text:span></text:p><text:p text:style-name="P7"><text:span text:style-name="T5">from xhtml(ot.data)</text:span></text:p></office:annotation>Placeholder for other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68cm" style:type="center"/>
          <style:tab-stop style:position="17.357cm" style:type="right"/>
        </style:tab-stops>
      </style:paragraph-properties>
    </style:style>
    <style:style style:name="MT1" style:family="text">
      <style:text-properties fo:color="#808080" fo:font-size="7pt" style:font-size-asian="7pt" style:font-size-complex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2" text:anchor-type="paragraph" svg:width="17.403cm" svg:height="5.106cm" draw:z-index="1"><draw:image xlink:href="Pictures/10000000000005B9000001AECF07D69B.png" xlink:type="simple" xlink:show="embed" xlink:actuate="onLoad"/></draw:frame></text:h>
      </style:header>
      <style:footer>
        <text:tracked-changes>
          <text:changed-region xml:id="ct254328568" text:id="ct254328568">
            <text:insertion>
              <office:change-info>
                <dc:creator>Unknown Author</dc:creator>
                <dc:date>2014-04-30T14:45:00</dc:date>
              </office:change-info>
            </text:insertion>
          </text:changed-region>
          <text:changed-region xml:id="ct254328672" text:id="ct254328672">
            <text:insertion>
              <office:change-info>
                <dc:creator>Unknown Author</dc:creator>
                <dc:date>2014-03-18T15:20:00</dc:date>
              </office:change-info>
            </text:insertion>
          </text:changed-region>
        </text:tracked-changes>
        <text:p text:style-name="MP1"><text:change-start text:change-id="ct254328568"/><text:span text:style-name="MT1">p.name</text:span><text:change-end text:change-id="ct254328568"/><text:span text:style-name="MT1"> <text:tab/></text:span><text:span text:style-name="MT1"><text:page-number text:select-page="current">2</text:page-number></text:span><text:span text:style-name="MT1">/</text:span><text:span text:style-name="MT1"><text:page-count>2</text:page-count></text:span><text:span text:style-name="MT1"> <text:tab/></text:span><text:change-start text:change-id="ct254328672"/><text:span text:style-name="MT1">acs_datestamp</text:span><text:change-end text:change-id="ct254328672"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6H54M33S</meta:editing-duration>
    <meta:editing-cycles>231</meta:editing-cycles>
    <meta:generator>OpenOffice/4.0.1$Win32 OpenOffice.org_project/401m5$Build-9714</meta:generator>
    <dc:date>2014-05-05T21:18:10.88</dc:date>
    <meta:document-statistic meta:table-count="1" meta:image-count="1" meta:object-count="0" meta:page-count="2" meta:paragraph-count="31" meta:word-count="71" meta:character-count="514"/>
    <meta:user-defined meta:name="Info 1"/>
    <meta:user-defined meta:name="Info 2"/>
    <meta:user-defined meta:name="Info 3"/>
    <meta:user-defined meta:name="Info 4"/>
  </office:meta>
</office:document-meta>
</file>